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Cambria Math" svg:font-family="'Cambria Math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">
      <style:table-properties style:width="19.001cm" style:page-number="auto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5" style:family="table-row"/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9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</style:style>
    <style:style style:name="P10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/>
    </style:style>
    <style:style style:name="P12" style:family="paragraph" style:parent-style-name="Text_20_body">
      <style:paragraph-properties fo:margin-left="0.106cm" fo:margin-right="0.106cm" fo:margin-top="0cm" fo:margin-bottom="0.199cm" fo:line-height="100%" fo:text-align="center" style:justify-single-word="false" fo:text-indent="0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4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style:font-size-asian="14pt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2" style:family="text">
      <style:text-properties style:font-name="Cambria" fo:font-size="14pt" fo:language="ru" fo:country="RU" style:font-size-asian="14pt" style:font-size-complex="14pt"/>
    </style:style>
    <style:style style:name="T3" style:family="text"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T4" style:family="text">
      <style:text-properties style:font-name="Cambria" fo:language="ru" fo:country="RU" fo:font-weight="normal" style:font-size-asian="14pt" style:font-weight-asian="normal" style:font-size-complex="14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background-color="transparen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alibri" fo:font-size="11pt" fo:language="ru" fo:country="RU" style:font-size-asian="14pt" style:font-size-complex="14pt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language="ru" fo:country="RU" fo:font-weight="normal" style:font-size-asian="14pt" style:font-weight-asian="normal" style:font-size-complex="14pt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language="en" fo:country="US"/>
    </style:style>
    <style:style style:name="T1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fo:font-weight="normal" style:font-name-asian="Cambria Math" style:font-size-asian="14pt" style:font-weight-asian="normal" style:font-name-complex="Cambria Math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7cm" svg:height="0.85cm" draw:z-index="0"><draw:image xlink:href="../images/4447.png" xlink:type="simple" xlink:show="embed" xlink:actuate="onLoad"/></draw:frame></text:p>
          </table:table-cell>
          <table:table-cell table:style-name="Table1.B1" office:value-type="string">
            <text:p text:style-name="P8">Гармонический анализатор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6">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2.731cm" svg:height="4.05cm" draw:z-index="1"><draw:image xlink:href="../images/4447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5">
          <table:table-cell table:style-name="Table1.A2" table:number-columns-spanned="2" office:value-type="string">
            <text:p text:style-name="P13"><text:span text:style-name="T2">Блок «Гармонический анализатор» представляет собой готовую модель , реализующую алгоритм прямого расчёта частотной характеристики произвольной системы при подаче на её вход тестового синусоидального сигнала с дискретно изменяющейся частотой и заданной амплитудой колебаний. Позволяет получать интегральные частотные характеристики произвольных нелинейных систем и оценивать АЧХ системы при различных амплитудах входного сигнала.</text:span></text:p>
            <text:p text:style-name="P7">Входы:</text:p>
            <text:p text:style-name="P16"><text:span text:style-name="T5">f(i*w*t)</text:span> – <text:span text:style-name="T9">вход, на который необходимо подать выход исследуемой системы.</text:span></text:p>
            <text:p text:style-name="P7">Выходы:</text:p>
            <text:p text:style-name="P17">i*w*t –<text:span text:style-name="T12"> </text:span><text:span text:style-name="T10">тестовый гармонический сигнал, который необходимо подать на вход исследуемой системы;</text:span></text:p>
            <text:p text:style-name="P17"><text:span text:style-name="T9">Частота — </text:span><text:span text:style-name="T10">текущая</text:span><text:span text:style-name="T9"> </text:span><text:span text:style-name="T10">круговая частота (рад/с) тестового гармонического сигнала;</text:span></text:p>
            <text:p text:style-name="P17">A(w*t)<text:span text:style-name="T12"> – </text:span><text:span text:style-name="T10">текущее значение </text:span><text:span text:style-name="T12">амплитудно-частотн</text:span><text:span text:style-name="T10">ой характеристики исследуемой системы;</text:span></text:p>
            <text:p text:style-name="P17">F(w*t)<text:span text:style-name="T12"> – </text:span><text:span text:style-name="T10">текущее значение фазо-частотной характеристики исследуемой системы;</text:span></text:p>
            <text:p text:style-name="P17">re(w*t) – <text:span text:style-name="T10">текущее значение действительной части амплитудно-фазовой частотной характеристики исследуемой системы;</text:span></text:p>
            <text:p text:style-name="P17">im(w*t) –<text:span text:style-name="T10"> текущее значение мнимой части амплитудно-фазовой частотной характеристики.</text:span></text:p>
            <text:p text:style-name="P7">Свойства блока:</text:p>
            <text:p text:style-name="P15">Количество интервалов АЧХ <text:span text:style-name="T13">–</text:span><text:span text:style-name="T12"> количество участков с дискретно-меняющейся частотой;</text:span></text:p>
            <text:p text:style-name="P15">Минимальная круговая частота, 1/с <text:span text:style-name="T13">–</text:span> <text:span text:style-name="T12">начальная частота тестового гармонического сигнала;</text:span></text:p>
            <text:p text:style-name="P15">Максимальная круговая частота, 1/с<text:span text:style-name="T12"> </text:span><text:span text:style-name="T13">–</text:span><text:span text:style-name="T12"> конечная частота тестового гармонического сигнала;</text:span></text:p>
            <text:p text:style-name="P15">Количество периодов стабилизации<text:span text:style-name="T12"> </text:span><text:span text:style-name="T13">–</text:span><text:span text:style-name="T12"> количество периодов тестового гармонического сигнала, необходимое для измерения АЧХ на каждой частоте;</text:span></text:p>
            <text:p text:style-name="P15">Амплитуда сигнала<text:span text:style-name="T12"> </text:span><text:span text:style-name="T13">–</text:span><text:span text:style-name="T12"> амплитуда тестового гармонического сигнала.</text:span></text:p>
            <text:p text:style-name="P6"><text:span text:style-name="T7">Пример использования блока:</text:span></text:p>
            <text:p text:style-name="P10">Первый выход блока «Гармонический анализатор» является источником тестового синусоидального сигнала, поэтому должен быть подключен ко входу исследуемого блока (системы). Рассмотрим типовой вариант использования блока <text:s/><text:soft-page-break/>на следующем примере:</text:p>
            <text:p text:style-name="P12"><draw:frame draw:style-name="fr2" draw:name="Графический объект3" text:anchor-type="as-char" svg:y="0cm" svg:width="12.989cm" svg:height="9.53cm" draw:z-index="2"><draw:image xlink:href="../images/4447_1.png" xlink:type="simple" xlink:show="embed" xlink:actuate="onLoad"/></draw:frame></text:p>
            <text:p text:style-name="P11"><text:span text:style-name="T11">Гармонический тестовый сигнал подается на вход исследуемой системы, представляющей собой колебательное звено второго порядка. Выход исследуемой системы поступает на вход анализатора, который определяет значения частоты, АЧХ, ФЧХ, действительной и мнимой частей АФЧХ и передает их на соответствующие выходы. Затем численные значения частотных характеристик могут использоваться для анализа исследуемой системы, например, с помощью построения фазовых портретов.</text:span><text:span text:style-name="T14"> </text:span></text:p>
            <text:p text:style-name="P11"><text:span text:style-name="T14">Для получения результатов работы блока, необходимо запустить схему на моделирование. По окончании расчёта частотных характеристик блок самостоятельно сформирует команду на остановку моделирования. Необходимое для расчёта полной АЧХ время, рассчитывается автоматически, в зависимости от свойств блока, поэтому конечное время моделирования системы в окне параметров расчёта модели надо задать заведомо б</text:span><text:span text:style-name="T15">ó</text:span><text:span text:style-name="T14">льшим числом, чем может для этого понадобиться.</text:span></text:p>
            <text:p text:style-name="P10">После автоматического окончания расчета по требованию блока, для звена второго порядка <text:span text:style-name="T13">(k=1; T=0.1; b=0.1)</text:span> получаются следующие графики АЧХ и ФЧХ:</text:p>
            <text:p text:style-name="P10"><text:soft-page-break/><draw:frame draw:style-name="fr2" draw:name="Графический объект4" text:anchor-type="as-char" svg:y="0cm" svg:width="14.259cm" svg:height="12.01cm" draw:z-index="3"><draw:image xlink:href="../images/4447_2.png" xlink:type="simple" xlink:show="embed" xlink:actuate="onLoad"/></draw:frame><draw:frame draw:style-name="fr2" draw:name="Графический объект5" text:anchor-type="as-char" svg:y="0cm" svg:width="14.259cm" svg:height="12.01cm" draw:z-index="4"><draw:image xlink:href="../images/4447_3.png" xlink:type="simple" xlink:show="embed" xlink:actuate="onLoad"/></draw:frame></text:p>
            <text:p text:style-name="P9"><text:span text:style-name="T1">вид, форма и численные значения которых с достаточной точностью совпадают с аналитическими АЧХ и ФЧХ апериодического звена второго порядка с аналогичными настройками. </text:span></text:p>
            <text:p text:style-name="P9"><text:span text:style-name="T3">Примечание:</text:span><text:span text:style-name="T1"> </text:span><text:span text:style-name="T4">построенная АЧХ может иметь некоторую численную ошибку, которая уменьшается при увеличении количества интервалов, количества </text:span><text:soft-page-break/><text:span text:style-name="T4">периодов стабилизации и при уменьшении частотного диапазона. Метод можно рекомендовать для построения АЧХ нелинейных систем, однако в этом случае нет возможности получить информацию о генерации системой высших гармоник, так как оценивается только первая из них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Cambria Math" svg:font-family="'Cambria Math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строение частотных характеристик</dc:title>
    <dc:date>2016-02-17T17:37:03.31</dc:date>
    <meta:generator>OpenOffice/4.1.1$Win32 OpenOffice.org_project/411m6$Build-9775</meta:generator>
    <meta:editing-duration>PT7H16M23S</meta:editing-duration>
    <meta:editing-cycles>63</meta:editing-cycles>
    <dc:creator>ILYA KUBENSKIY</dc:creator>
    <meta:document-statistic meta:table-count="1" meta:image-count="5" meta:object-count="0" meta:page-count="4" meta:paragraph-count="31" meta:word-count="413" meta:character-count="3453"/>
  </office:meta>
</office:document-meta>
</file>